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1.75cm" fo:min-width="1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fo:min-height="4.822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draw:auto-grow-height="false" fo:padding-top="0.165cm" fo:padding-bottom="0.165cm" fo:padding-left="0.29cm" fo:padding-right="0.29cm" fo:wrap-option="no-wrap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81cm" svg:stroke-color="#ff8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false" fo:min-height="1.423cm" fo:wrap-option="no-wrap"/>
      <style:paragraph-properties style:writing-mode="lr-tb"/>
    </style:style>
    <style:style style:name="gr12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0.406cm" fo:min-width="0.156cm" fo:padding-top="0.151cm" fo:padding-bottom="0.151cm" fo:padding-left="0.276cm" fo:padding-right="0.276cm" fo:wrap-option="no-wrap"/>
    </style:style>
    <style:style style:name="gr13" style:family="graphic" style:parent-style-name="objectwithoutfill">
      <style:graphic-properties svg:stroke-width="0.081cm" svg:stroke-color="#000000" draw:marker-start-width="0.322cm" draw:marker-end-width="0.322cm" svg:stroke-opacity="100%" draw:fill="none" draw:textarea-vertical-align="middle" fo:padding-top="0.166cm" fo:padding-bottom="0.166cm" fo:padding-left="0.291cm" fo:padding-right="0.291cm"/>
    </style:style>
    <style:style style:name="gr14" style:family="graphic" style:parent-style-name="standard">
      <style:graphic-properties svg:stroke-width="0.081cm" svg:stroke-color="#ff0000" draw:marker-start-width="0.322cm" draw:marker-end-width="0.322cm" svg:stroke-opacity="100%" draw:opacity="0%" draw:textarea-horizontal-align="justify" draw:textarea-vertical-align="middle" draw:auto-grow-height="false" fo:min-height="1.543cm" fo:min-width="1.295cm" fo:padding-top="0.166cm" fo:padding-bottom="0.166cm" fo:padding-left="0.291cm" fo:padding-right="0.291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9" style:family="graphic" style:parent-style-name="standard">
      <style:graphic-properties svg:stroke-color="#333333" draw:fill-color="#ff0000" draw:textarea-horizontal-align="justify" draw:textarea-vertical-align="middle" draw:auto-grow-height="false" fo:min-height="1.625cm" fo:min-width="1.375cm"/>
    </style:style>
    <style:style style:name="gr20" style:family="graphic" style:parent-style-name="standard">
      <style:graphic-properties svg:stroke-color="#000000" draw:fill-color="#ff0000" draw:textarea-vertical-align="middle"/>
    </style:style>
    <style:style style:name="gr21" style:family="graphic" style:parent-style-name="objectwithoutfill">
      <style:graphic-properties svg:stroke-width="0.053cm" svg:stroke-color="#800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80008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800080" draw:marker-start-width="0.279cm" draw:marker-end-width="0.279cm" draw:fill="none" draw:textarea-horizontal-align="justify" draw:textarea-vertical-align="middle" draw:auto-grow-height="false" fo:min-height="0.406cm" fo:min-width="0cm" fo:padding-top="0.151cm" fo:padding-bottom="0.151cm" fo:padding-left="0.276cm" fo:padding-right="0.276cm" fo:wrap-option="no-wrap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ucida Sans Unicod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Courier New" fo:font-size="14pt" style:font-size-asian="14pt" style:font-size-complex="14pt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fill-color="#ff0000"/>
      <style:paragraph-properties fo:text-align="center"/>
    </style:style>
    <style:style style:name="T1" style:family="text">
      <style:text-properties fo:color="#ffffff" loext:opacity="100%" style:font-name="Courier New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loext:opacity="100%" style:font-name="Courier New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Courier New"/>
    </style:style>
    <style:style style:name="T5" style:family="text">
      <style:text-properties style:font-name="Lucida Sans Unicode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Courier New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75cm" svg:height="8.195cm" svg:x="16cm" svg:y="2.75cm">
          <draw:text-box>
            <text:p><text:span text:style-name="T1">0</text:span><text:span text:style-name="T2">447</text:span></text:p>
            <text:p><text:span text:style-name="T2">+629</text:span></text:p>
            <text:p><text:span text:style-name="T1">00</text:span><text:span text:style-name="T2">16</text:span></text:p>
            <text:p><text:span text:style-name="T1">00</text:span><text:span text:style-name="T2">6</text:span><text:span text:style-name="T1">0</text:span></text:p>
            <text:p><text:span text:style-name="T3">10</text:span><text:span text:style-name="T1">00</text:span></text:p>
            <text:p><text:span text:style-name="T3">1076</text:span></text:p>
            <text:p><text:span text:style-name="T4"/></text:p>
            <text:p><text:span text:style-name="T5"/></text:p>
          </draw:text-box>
        </draw:frame>
        <draw:line draw:style-name="gr5" draw:text-style-name="P5" draw:layer="layout" svg:x1="16.25cm" svg:y1="5cm" svg:x2="18.5cm" svg:y2="5cm">
          <text:p/>
        </draw:line>
        <draw:line draw:style-name="gr6" draw:text-style-name="P5" draw:layer="layout" svg:x1="1.5cm" svg:y1="16cm" svg:x2="20cm" svg:y2="16cm">
          <text:p/>
        </draw:line>
        <draw:path draw:style-name="gr7" draw:text-style-name="P5" draw:layer="layout" svg:width="4.683cm" svg:height="9.06cm" draw:transform="rotate (-2.97997516485512) translate (12.0335492565091cm 9.95034756468801cm)" svg:viewBox="0 0 4684 9061" svg:d="M625 8539c292-25 577 50 866 94 252 38 462 154 708 187 251 34 435 219 701 233 261 13 626 44 730-238 104-280 97-594 74-893-18-238 20-475 21-712 1-253 155-460 186-709 32-255 105-507 125-765 19-244 59-483 95-724 35-238 78-478 117-719 43-263 55-533 129-790 70-243 193-466 237-723 45-263 45-512 55-777 9-251 38-492-22-742-55-234-11-474-3-716 9-244-97-569-412-544-380 32-326 385-287 597 61 333-331 393-525 295-248-125-526 139-450 427 60 230 61 482-21 711-83 233-208 472-164 713 51 279 19 477 2 715-16 237-140 452-182 685-46 251-112 474-188 709-81 249-189 498-353 704-198 250-496 391-740 595-243 202-436 448-679 651-211 177-415 374-554 625-126 230-101 483-44 708 69 273 389 385 651 392z">
          <text:p/>
        </draw:path>
        <draw:custom-shape draw:style-name="gr2" draw:text-style-name="P2" draw:layer="layout" svg:width="0.25cm" svg:height="2cm" svg:x="7.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7.75cm" svg:y1="10.5cm" svg:x2="7.75cm" svg:y2="16.75cm">
          <text:p/>
        </draw:line>
        <draw:path draw:style-name="gr7" draw:text-style-name="P5" draw:layer="layout" svg:width="1.567cm" svg:height="2.325cm" draw:transform="rotate (-2.72428442943795) translate (8.85692491532378cm 18.725715705751cm)" svg:viewBox="0 0 1568 2326" svg:d="M210 2286c300 128 426-215 518-413 103-222 298-389 382-629 77-221 216-420 286-645 54-174 374-470-27-578-294-78-568 72-735 266-161 186-216 436-318 657-98 213-190 431-285 644l-31 245 129 288 115 205z">
          <text:p/>
        </draw:path>
        <draw:custom-shape draw:style-name="gr3" draw:text-style-name="P3" draw:layer="layout" svg:width="0.5cm" svg:height="0.5cm" svg:x="8.2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1.75cm" svg:height="1.276cm" svg:x="16.75cm" svg:y="5.25cm">
          <draw:text-box>
            <text:p><text:span text:style-name="T6"><text:s text:c="4"/></text:span></text:p>
          </draw:text-box>
        </draw:frame>
        <draw:frame draw:style-name="gr10" draw:text-style-name="P7" draw:layer="layout" svg:width="0.5cm" svg:height="0.962cm" svg:x="17.25cm" svg:y="2.5cm">
          <draw:text-box>
            <text:p>1</text:p>
          </draw:text-box>
        </draw:frame>
        <draw:frame draw:style-name="gr11" draw:text-style-name="P8" draw:layer="layout" svg:width="1.75cm" svg:height="1.673cm" svg:x="17.25cm" svg:y="2.25cm">
          <draw:text-box>
            <text:p><text:span text:style-name="T7">1</text:span></text:p>
            <text:p><text:span text:style-name="T8"/></text:p>
          </draw:text-box>
        </draw:frame>
        <draw:custom-shape draw:style-name="gr12" draw:text-style-name="P5" draw:layer="layout" svg:width="1cm" svg:height="1cm" svg:x="1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2cm" svg:x="6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cm" svg:y="1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5cm" svg:y="1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cm" svg:y="1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3" draw:text-style-name="P5" draw:layer="layout" svg:x1="2.937cm" svg:y1="21.251cm" svg:x2="2.937cm" svg:y2="19.373cm">
            <text:p/>
          </draw:line>
          <draw:line draw:style-name="gr13" draw:text-style-name="P5" draw:layer="layout" svg:x1="2.749cm" svg:y1="21.251cm" svg:x2="2.749cm" svg:y2="19.373cm">
            <text:p/>
          </draw:line>
          <draw:line draw:style-name="gr13" draw:text-style-name="P5" draw:layer="layout" svg:x1="2.562cm" svg:y1="21.251cm" svg:x2="2.562cm" svg:y2="19.373cm">
            <text:p/>
          </draw:line>
          <draw:line draw:style-name="gr13" draw:text-style-name="P5" draw:layer="layout" svg:x1="2.375cm" svg:y1="21.251cm" svg:x2="2.375cm" svg:y2="19.373cm">
            <text:p/>
          </draw:line>
          <draw:line draw:style-name="gr13" draw:text-style-name="P5" draw:layer="layout" svg:x1="2.187cm" svg:y1="21.251cm" svg:x2="2.187cm" svg:y2="19.373cm">
            <text:p/>
          </draw:line>
          <draw:line draw:style-name="gr13" draw:text-style-name="P5" draw:layer="layout" svg:x1="2cm" svg:y1="21.251cm" svg:x2="2cm" svg:y2="19.373cm">
            <text:p/>
          </draw:line>
          <draw:line draw:style-name="gr13" draw:text-style-name="P5" draw:layer="layout" svg:x1="1.812cm" svg:y1="21.251cm" svg:x2="1.812cm" svg:y2="19.373cm">
            <text:p/>
          </draw:line>
          <draw:line draw:style-name="gr13" draw:text-style-name="P5" draw:layer="layout" svg:x1="1.625cm" svg:y1="21.251cm" svg:x2="1.625cm" svg:y2="19.373cm">
            <text:p/>
          </draw:line>
          <draw:line draw:style-name="gr13" draw:text-style-name="P5" draw:layer="layout" svg:x1="1.437cm" svg:y1="21.251cm" svg:x2="1.437cm" svg:y2="19.373cm">
            <text:p/>
          </draw:line>
          <draw:line draw:style-name="gr13" draw:text-style-name="P5" draw:layer="layout" svg:x1="3.124cm" svg:y1="19.561cm" svg:x2="1.25cm" svg:y2="19.561cm">
            <text:p/>
          </draw:line>
          <draw:line draw:style-name="gr13" draw:text-style-name="P5" draw:layer="layout" svg:x1="3.124cm" svg:y1="19.748cm" svg:x2="1.25cm" svg:y2="19.748cm">
            <text:p/>
          </draw:line>
          <draw:line draw:style-name="gr13" draw:text-style-name="P5" draw:layer="layout" svg:x1="3.124cm" svg:y1="19.936cm" svg:x2="1.25cm" svg:y2="19.936cm">
            <text:p/>
          </draw:line>
          <draw:line draw:style-name="gr13" draw:text-style-name="P5" draw:layer="layout" svg:x1="3.124cm" svg:y1="20.124cm" svg:x2="1.25cm" svg:y2="20.124cm">
            <text:p/>
          </draw:line>
          <draw:line draw:style-name="gr13" draw:text-style-name="P5" draw:layer="layout" svg:x1="3.124cm" svg:y1="20.312cm" svg:x2="1.25cm" svg:y2="20.312cm">
            <text:p/>
          </draw:line>
          <draw:line draw:style-name="gr13" draw:text-style-name="P5" draw:layer="layout" svg:x1="3.124cm" svg:y1="20.5cm" svg:x2="1.25cm" svg:y2="20.5cm">
            <text:p/>
          </draw:line>
          <draw:line draw:style-name="gr13" draw:text-style-name="P5" draw:layer="layout" svg:x1="3.124cm" svg:y1="20.687cm" svg:x2="1.25cm" svg:y2="20.687cm">
            <text:p/>
          </draw:line>
          <draw:line draw:style-name="gr13" draw:text-style-name="P5" draw:layer="layout" svg:x1="3.124cm" svg:y1="20.875cm" svg:x2="1.25cm" svg:y2="20.875cm">
            <text:p/>
          </draw:line>
          <draw:line draw:style-name="gr13" draw:text-style-name="P5" draw:layer="layout" svg:x1="3.124cm" svg:y1="21.063cm" svg:x2="1.25cm" svg:y2="21.063cm">
            <text:p/>
          </draw:line>
          <draw:custom-shape draw:style-name="gr14" draw:text-style-name="P9" draw:layer="layout" svg:width="1.877cm" svg:height="1.875cm" draw:transform="rotate (1.5707963267949) translate (1.25cm 21.249cm)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5" draw:layer="layout" svg:x1="1.25cm" svg:y1="19.375cm" svg:x2="1.875cm" svg:y2="18.438cm">
          <text:p/>
        </draw:line>
        <draw:line draw:style-name="gr16" draw:text-style-name="P5" draw:layer="layout" svg:x1="3.125cm" svg:y1="19.375cm" svg:x2="3.75cm" svg:y2="18.438cm">
          <text:p/>
        </draw:line>
        <draw:line draw:style-name="gr17" draw:text-style-name="P5" draw:layer="layout" svg:x1="3.125cm" svg:y1="21.25cm" svg:x2="3.75cm" svg:y2="20.313cm">
          <text:p/>
        </draw:line>
        <draw:line draw:style-name="gr16" draw:text-style-name="P5" draw:layer="layout" svg:x1="3.75cm" svg:y1="18.438cm" svg:x2="3.75cm" svg:y2="20.313cm">
          <text:p/>
        </draw:line>
        <draw:line draw:style-name="gr16" draw:text-style-name="P5" draw:layer="layout" svg:x1="1.875cm" svg:y1="18.438cm" svg:x2="3.75cm" svg:y2="18.438cm">
          <text:p/>
        </draw:line>
        <draw:line draw:style-name="gr18" draw:text-style-name="P5" draw:layer="layout" svg:x1="1.25cm" svg:y1="19.375cm" svg:x2="1.875cm" svg:y2="18.438cm">
          <text:p/>
        </draw:line>
        <draw:line draw:style-name="gr15" draw:text-style-name="P5" draw:layer="layout" svg:x1="1.437cm" svg:y1="19.375cm" svg:x2="2.062cm" svg:y2="18.438cm">
          <text:p/>
        </draw:line>
        <draw:line draw:style-name="gr15" draw:text-style-name="P5" draw:layer="layout" svg:x1="1.625cm" svg:y1="19.375cm" svg:x2="2.25cm" svg:y2="18.438cm">
          <text:p/>
        </draw:line>
        <draw:line draw:style-name="gr15" draw:text-style-name="P5" draw:layer="layout" svg:x1="1.812cm" svg:y1="19.375cm" svg:x2="2.437cm" svg:y2="18.438cm">
          <text:p/>
        </draw:line>
        <draw:line draw:style-name="gr15" draw:text-style-name="P5" draw:layer="layout" svg:x1="2cm" svg:y1="19.375cm" svg:x2="2.625cm" svg:y2="18.438cm">
          <text:p/>
        </draw:line>
        <draw:line draw:style-name="gr15" draw:text-style-name="P5" draw:layer="layout" svg:x1="2.187cm" svg:y1="19.375cm" svg:x2="2.812cm" svg:y2="18.438cm">
          <text:p/>
        </draw:line>
        <draw:line draw:style-name="gr15" draw:text-style-name="P5" draw:layer="layout" svg:x1="2.375cm" svg:y1="19.375cm" svg:x2="3cm" svg:y2="18.438cm">
          <text:p/>
        </draw:line>
        <draw:line draw:style-name="gr15" draw:text-style-name="P5" draw:layer="layout" svg:x1="2.562cm" svg:y1="19.375cm" svg:x2="3.187cm" svg:y2="18.438cm">
          <text:p/>
        </draw:line>
        <draw:line draw:style-name="gr15" draw:text-style-name="P5" draw:layer="layout" svg:x1="2.75cm" svg:y1="19.375cm" svg:x2="3.375cm" svg:y2="18.438cm">
          <text:p/>
        </draw:line>
        <draw:line draw:style-name="gr15" draw:text-style-name="P5" draw:layer="layout" svg:x1="2.969cm" svg:y1="19.375cm" svg:x2="3.594cm" svg:y2="18.438cm">
          <text:p/>
        </draw:line>
        <draw:line draw:style-name="gr15" draw:text-style-name="P5" draw:layer="layout" svg:x1="3.125cm" svg:y1="19.562cm" svg:x2="3.75cm" svg:y2="18.625cm">
          <text:p/>
        </draw:line>
        <draw:line draw:style-name="gr15" draw:text-style-name="P5" draw:layer="layout" svg:x1="3.125cm" svg:y1="19.75cm" svg:x2="3.75cm" svg:y2="18.813cm">
          <text:p/>
        </draw:line>
        <draw:line draw:style-name="gr15" draw:text-style-name="P5" draw:layer="layout" svg:x1="3.125cm" svg:y1="19.937cm" svg:x2="3.75cm" svg:y2="19cm">
          <text:p/>
        </draw:line>
        <draw:line draw:style-name="gr15" draw:text-style-name="P5" draw:layer="layout" svg:x1="3.125cm" svg:y1="20.125cm" svg:x2="3.75cm" svg:y2="19.188cm">
          <text:p/>
        </draw:line>
        <draw:line draw:style-name="gr15" draw:text-style-name="P5" draw:layer="layout" svg:x1="3.125cm" svg:y1="20.312cm" svg:x2="3.75cm" svg:y2="19.375cm">
          <text:p/>
        </draw:line>
        <draw:line draw:style-name="gr15" draw:text-style-name="P5" draw:layer="layout" svg:x1="3.125cm" svg:y1="20.5cm" svg:x2="3.75cm" svg:y2="19.563cm">
          <text:p/>
        </draw:line>
        <draw:line draw:style-name="gr15" draw:text-style-name="P5" draw:layer="layout" svg:x1="3.125cm" svg:y1="20.687cm" svg:x2="3.75cm" svg:y2="19.75cm">
          <text:p/>
        </draw:line>
        <draw:line draw:style-name="gr15" draw:text-style-name="P5" draw:layer="layout" svg:x1="3.125cm" svg:y1="20.875cm" svg:x2="3.75cm" svg:y2="19.938cm">
          <text:p/>
        </draw:line>
        <draw:line draw:style-name="gr15" draw:text-style-name="P5" draw:layer="layout" svg:x1="3.125cm" svg:y1="21.062cm" svg:x2="3.75cm" svg:y2="20.125cm">
          <text:p/>
        </draw:line>
        <draw:line draw:style-name="gr15" draw:text-style-name="P5" draw:layer="layout" svg:x1="1.562cm" svg:y1="18.906cm" svg:x2="3.437cm" svg:y2="18.906cm">
          <text:p/>
        </draw:line>
        <draw:line draw:style-name="gr15" draw:text-style-name="P5" draw:layer="layout" svg:x1="1.625cm" svg:y1="18.813cm" svg:x2="3.5cm" svg:y2="18.813cm">
          <text:p/>
        </draw:line>
        <draw:line draw:style-name="gr15" draw:text-style-name="P5" draw:layer="layout" svg:x1="1.687cm" svg:y1="18.719cm" svg:x2="3.562cm" svg:y2="18.719cm">
          <text:p/>
        </draw:line>
        <draw:line draw:style-name="gr15" draw:text-style-name="P5" draw:layer="layout" svg:x1="1.75cm" svg:y1="18.625cm" svg:x2="3.625cm" svg:y2="18.625cm">
          <text:p/>
        </draw:line>
        <draw:line draw:style-name="gr15" draw:text-style-name="P5" draw:layer="layout" svg:x1="1.812cm" svg:y1="18.531cm" svg:x2="3.687cm" svg:y2="18.531cm">
          <text:p/>
        </draw:line>
        <draw:line draw:style-name="gr15" draw:text-style-name="P5" draw:layer="layout" svg:x1="1.5cm" svg:y1="19cm" svg:x2="3.375cm" svg:y2="19cm">
          <text:p/>
        </draw:line>
        <draw:line draw:style-name="gr15" draw:text-style-name="P5" draw:layer="layout" svg:x1="1.437cm" svg:y1="19.094cm" svg:x2="3.312cm" svg:y2="19.094cm">
          <text:p/>
        </draw:line>
        <draw:line draw:style-name="gr15" draw:text-style-name="P5" draw:layer="layout" svg:x1="1.375cm" svg:y1="19.188cm" svg:x2="3.25cm" svg:y2="19.188cm">
          <text:p/>
        </draw:line>
        <draw:line draw:style-name="gr15" draw:text-style-name="P5" draw:layer="layout" svg:x1="1.312cm" svg:y1="19.281cm" svg:x2="3.187cm" svg:y2="19.281cm">
          <text:p/>
        </draw:line>
        <draw:line draw:style-name="gr15" draw:text-style-name="P5" draw:layer="layout" svg:x1="3.437cm" svg:y1="18.906cm" svg:x2="3.437cm" svg:y2="20.781cm">
          <text:p/>
        </draw:line>
        <draw:line draw:style-name="gr15" draw:text-style-name="P5" draw:layer="layout" svg:x1="3.375cm" svg:y1="19cm" svg:x2="3.375cm" svg:y2="20.875cm">
          <text:p/>
        </draw:line>
        <draw:line draw:style-name="gr15" draw:text-style-name="P5" draw:layer="layout" svg:x1="3.312cm" svg:y1="19.094cm" svg:x2="3.312cm" svg:y2="20.969cm">
          <text:p/>
        </draw:line>
        <draw:line draw:style-name="gr15" draw:text-style-name="P5" draw:layer="layout" svg:x1="3.25cm" svg:y1="19.188cm" svg:x2="3.25cm" svg:y2="21.063cm">
          <text:p/>
        </draw:line>
        <draw:line draw:style-name="gr15" draw:text-style-name="P5" draw:layer="layout" svg:x1="3.187cm" svg:y1="19.281cm" svg:x2="3.187cm" svg:y2="21.156cm">
          <text:p/>
        </draw:line>
        <draw:line draw:style-name="gr15" draw:text-style-name="P5" draw:layer="layout" svg:x1="3.5cm" svg:y1="18.813cm" svg:x2="3.5cm" svg:y2="20.688cm">
          <text:p/>
        </draw:line>
        <draw:line draw:style-name="gr15" draw:text-style-name="P5" draw:layer="layout" svg:x1="3.562cm" svg:y1="18.719cm" svg:x2="3.562cm" svg:y2="20.594cm">
          <text:p/>
        </draw:line>
        <draw:line draw:style-name="gr15" draw:text-style-name="P5" draw:layer="layout" svg:x1="3.625cm" svg:y1="18.625cm" svg:x2="3.625cm" svg:y2="20.5cm">
          <text:p/>
        </draw:line>
        <draw:line draw:style-name="gr15" draw:text-style-name="P5" draw:layer="layout" svg:x1="3.687cm" svg:y1="18.531cm" svg:x2="3.687cm" svg:y2="20.406cm">
          <text:p/>
        </draw:line>
        <draw:custom-shape draw:style-name="gr19" draw:text-style-name="P10" draw:layer="layout" svg:width="1.875cm" svg:height="1.875cm" svg:x="1.25cm" svg:y="19.375cm">
          <text:p/>
          <draw:enhanced-geometry svg:viewBox="0 0 21600 21600" draw:type="rectangle" draw:enhanced-path="M 0 0 L 21600 0 21600 21600 0 21600 0 0 Z N"/>
        </draw:custom-shape>
        <draw:polygon draw:style-name="gr20" draw:text-style-name="P10" draw:layer="layout" svg:width="2.499cm" svg:height="0.936cm" svg:x="1.25cm" svg:y="18.438cm" svg:viewBox="0 0 2500 937" draw:points="0,937 625,0 2500,0 1875,937">
          <text:p/>
        </draw:polygon>
        <draw:polygon draw:style-name="gr20" draw:text-style-name="P10" draw:layer="layout" svg:width="0.624cm" svg:height="2.811cm" svg:x="3.125cm" svg:y="18.438cm" svg:viewBox="0 0 625 2812" draw:points="0,937 0,2812 625,1875 625,0">
          <text:p/>
        </draw:polygon>
        <draw:path draw:style-name="gr21" draw:text-style-name="P5" draw:layer="layout" svg:width="5.158cm" svg:height="15.037cm" draw:transform="rotate (-3.14159265358979) translate (6.24074036063122cm 16.3834153970464cm)" svg:viewBox="0 0 5159 15038" svg:d="M655 14825c338-57 649 116 970 176 301 58 608 30 912 30 301 1 591-90 882-147 310-60 570-302 882-324 500-35 285-449 352-705 74-285 62-588 89-882 29-313 47-629 88-941 42-322 151-640 117-970-32-314 30-624 30-941 0-383 74-763 88-1146 10-310 119-594 88-911-32-321 13-648 0-971-14-313-90-625-88-940 2-308 21-608-29-912-51-311 13-589 0-882-14-306 17-604 29-911 11-315 29-627 29-941-1-303-16-605-29-911-14-322-117-613-206-911-102-340-467-531-794-559-324-26-644-67-970-88-306-18-603-54-911-30-302 25-608-20-911 30-315 52-623 148-912 294-385 195-255 574-323 882-65 289-26 588-30 882s0 589 0 882c0 304 23 609 0 911-24 305 34 598 118 882 92 312 67 585 147 911 71 290 19 585 29 882 10 296-6 591 30 882 36 296-11 593 59 882 71 296-25 589-30 882-5 294 0 590 0 882 0 295 4 589 0 882-4 295-3 588-29 882-27 302 16 609 0 911-16 298 58 586 29 882s41 588 59 882l147 294h147z">
          <text:p/>
        </draw:path>
        <draw:line draw:style-name="gr22" draw:text-style-name="P5" draw:layer="layout" svg:x1="3cm" svg:y1="16.25cm" svg:x2="3cm" svg:y2="18.25cm">
          <text:p/>
        </draw:line>
        <draw:path draw:style-name="gr21" draw:text-style-name="P5" draw:layer="layout" svg:width="3.929cm" svg:height="4.006cm" draw:transform="rotate (-3.14159265358979) translate (4.56289851675916cm 21.9688301316122cm)" svg:viewBox="0 0 3930 4007" svg:d="M1741 3977c315-30 630 44 940-117 307-159 698-259 853-588 150-319 361-626 353-1000-7-302-12-608 0-911 12-312 131-677-88-941-228-275-612-283-941-294-311-10-602-102-912-117-314-16-685-35-911 176-289 269-507 583-764 882-234 272-173 584-235 882-60 290-1 590-30 882-31 319 63 646 265 882 224 261 586 203 882 294h294 264z">
          <text:p/>
        </draw:path>
        <draw:custom-shape draw:style-name="gr23" draw:text-style-name="P5" draw:layer="layout" svg:width="0.5cm" svg:height="1cm" svg:x="16.2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6.25cm" svg:y1="8cm" svg:x2="18.5cm" svg:y2="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2:20:06.505000000</meta:creation-date>
    <dc:date>2024-07-31T21:41:23.576000000</dc:date>
    <meta:editing-duration>P2DT22H46M8S</meta:editing-duration>
    <meta:editing-cycles>7</meta:editing-cycles>
    <meta:generator>LibreOffice/7.2.7.2$Windows_X86_64 LibreOffice_project/8d71d29d553c0f7dcbfa38fbfda25ee34cce99a2</meta:generator>
    <meta:document-statistic meta:object-count="158"/>
  </office:meta>
</office:document-meta>
</file>